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  <style:font-face style:name="ubuntu mono" svg:font-family="'ubuntu mono', 'Droid Sans Mono', monospace, monospac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4.6028in" style:rel-column-width="43558*"/>
    </style:style>
    <style:style style:name="Table1.B" style:family="table-column">
      <style:table-column-properties style:column-width="2.3222in" style:rel-column-width="2197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bfbfb" fo:padding="0.0382in" fo:border="none">
        <style:background-image/>
      </style:table-cell-properties>
    </style:style>
    <style:style style:name="Table3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="0.5pt solid #000000">
        <style:background-image/>
      </style:table-cell-properties>
    </style:style>
    <style:style style:name="Table4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000000" fo:padding="0.0382in" fo:border="0.5pt solid #000000">
        <style:background-image/>
      </style:table-cell-properties>
    </style:style>
    <style:style style:name="Table2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eeeeee" fo:padding="0.0382in" fo:border="0.5pt solid #000000">
        <style:background-image/>
      </style:table-cell-properties>
    </style:style>
    <style:style style:name="Table5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000000" fo:padding="0.0382in" fo:border="0.5pt solid #000000">
        <style:background-image/>
      </style:table-cell-properties>
    </style:style>
    <style:style style:name="Table6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eeeeee" fo:padding="0.0382in" fo:border="0.5pt solid #000000">
        <style:background-image/>
      </style:table-cell-properties>
    </style:style>
    <style:style style:name="Table7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000000" fo:padding="0.0382in" fo:border="0.5pt solid #000000">
        <style:background-image/>
      </style:table-cell-properties>
    </style:style>
    <style:style style:name="Table8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eeeee" fo:padding="0.0382in" fo:border="0.5pt solid #000000">
        <style:background-image/>
      </style:table-cell-properties>
    </style:style>
    <style:style style:name="Table9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000000" fo:padding="0.0382in" fo:border="0.5pt solid #000000">
        <style:background-image/>
      </style:table-cell-properties>
    </style:style>
    <style:style style:name="Table10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eeeeee" fo:padding="0.0382in" fo:border="0.5pt solid #000000">
        <style:background-image/>
      </style:table-cell-properties>
    </style:style>
    <style:style style:name="Table11" style:family="table" style:master-page-name="">
      <style:table-properties style:width="6.925in" style:page-number="auto" table:align="margins" fo:background-color="transparent">
        <style:background-image/>
      </style:table-properties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000000" fo:padding="0.0382in" fo:border="0.5pt solid #000000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.0618in" fo:margin-right="0.1252in" fo:margin-top="0.0398in" fo:margin-bottom="0.0398in" style:contextual-spacing="false" fo:line-height="100%" fo:text-align="end" style:justify-single-word="false" fo:text-indent="0in" style:auto-text-indent="false" fo:background-color="transparent"/>
      <style:text-properties style:font-name="Liberation Sans" fo:font-size="11pt" officeooo:rsid="001b6086" officeooo:paragraph-rsid="001ad769" fo:background-color="#fbfbfb" style:font-size-asian="11pt" style:font-size-complex="11pt"/>
    </style:style>
    <style:style style:name="P2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00%" fo:text-indent="0in" style:auto-text-indent="false" fo:background-color="transparent"/>
      <style:text-properties style:font-name="Liberation Sans" fo:font-size="11pt" officeooo:rsid="001ad769" officeooo:paragraph-rsid="001ad769" fo:background-color="#fbfbfb" style:font-size-asian="11pt" style:font-size-complex="11pt"/>
    </style:style>
    <style:style style:name="P3" style:family="paragraph" style:parent-style-name="Standard">
      <style:paragraph-properties fo:margin-top="0.0398in" fo:margin-bottom="0.0398in" style:contextual-spacing="false" fo:line-height="100%"/>
      <style:text-properties style:font-name="Liberation Sans" fo:font-size="11pt" officeooo:rsid="001b6086" officeooo:paragraph-rsid="001ad769" fo:background-color="#eeeeee" style:font-size-asian="11pt" style:font-size-complex="11pt"/>
    </style:style>
    <style:style style:name="P4" style:family="paragraph" style:parent-style-name="Standard" style:list-style-name="L1" style:master-page-name="">
      <loext:graphic-properties draw:fill="none"/>
      <style:paragraph-properties fo:margin-top="0.0398in" fo:margin-bottom="0.0398in" style:contextual-spacing="false" fo:line-height="100%" style:page-number="auto" fo:background-color="transparent"/>
      <style:text-properties style:font-name="Liberation Sans" fo:font-size="11pt" officeooo:rsid="001ad769" officeooo:paragraph-rsid="001ad769" fo:background-color="#ffffff" style:font-size-asian="11pt" style:font-size-complex="11pt"/>
    </style:style>
    <style:style style:name="P5" style:family="paragraph" style:parent-style-name="Standard" style:list-style-name="L1">
      <loext:graphic-properties draw:fill="none"/>
      <style:paragraph-properties fo:margin-top="0.0398in" fo:margin-bottom="0.0398in" style:contextual-spacing="false" fo:line-height="100%" fo:background-color="transparent"/>
      <style:text-properties style:font-name="Liberation Sans" fo:font-size="11pt" officeooo:rsid="001ad769" officeooo:paragraph-rsid="001ad769" fo:background-color="#ffffff" style:font-size-asian="11pt" style:font-size-complex="11pt"/>
    </style:style>
    <style:style style:name="P6" style:family="paragraph" style:parent-style-name="Standard">
      <style:text-properties style:font-name="Liberation Sans" fo:font-size="26pt" fo:font-weight="bold" officeooo:rsid="001b6086" officeooo:paragraph-rsid="001ad769" style:font-size-asian="26pt" style:font-weight-asian="bold" style:font-size-complex="26pt" style:font-weight-complex="bold"/>
    </style:style>
    <style:style style:name="P7" style:family="paragraph" style:parent-style-name="Standard">
      <style:text-properties style:font-name="Liberation Sans" officeooo:rsid="001b6086" officeooo:paragraph-rsid="001ad769"/>
    </style:style>
    <style:style style:name="P8" style:family="paragraph" style:parent-style-name="Standard">
      <loext:graphic-properties draw:fill="none"/>
      <style:paragraph-properties fo:margin-top="0.0398in" fo:margin-bottom="0.0398in" style:contextual-spacing="false" fo:line-height="100%" fo:background-color="transparent"/>
      <style:text-properties officeooo:paragraph-rsid="001ad769"/>
    </style:style>
    <style:style style:name="P9" style:family="paragraph" style:parent-style-name="Standard">
      <loext:graphic-properties draw:fill="none"/>
      <style:paragraph-properties fo:margin-top="0.0398in" fo:margin-bottom="0.0398in" style:contextual-spacing="false" fo:line-height="100%" fo:break-before="page" fo:background-color="transparent"/>
      <style:text-properties officeooo:paragraph-rsid="001ad769"/>
    </style:style>
    <style:style style:name="P10" style:family="paragraph" style:parent-style-name="Standard">
      <loext:graphic-properties draw:fill="none"/>
      <style:paragraph-properties fo:margin-top="0in" fo:margin-bottom="0in" style:contextual-spacing="false" fo:line-height="100%" fo:background-color="transparent"/>
      <style:text-properties officeooo:paragraph-rsid="001ad769"/>
    </style:style>
    <style:style style:name="P11" style:family="paragraph" style:parent-style-name="Standard">
      <loext:graphic-properties draw:fill="none"/>
      <style:paragraph-properties fo:margin-top="0in" fo:margin-bottom="0in" style:contextual-spacing="false" fo:line-height="100%" fo:break-before="page" fo:background-color="transparent"/>
      <style:text-properties officeooo:paragraph-rsid="001ad769"/>
    </style:style>
    <style:style style:name="P12" style:family="paragraph" style:parent-style-name="Standard">
      <loext:graphic-properties draw:fill="none"/>
      <style:paragraph-properties fo:margin-top="0in" fo:margin-bottom="0in" style:contextual-spacing="false" fo:line-height="100%" fo:break-before="page" fo:background-color="transparent"/>
      <style:text-properties officeooo:paragraph-rsid="001b8139"/>
    </style:style>
    <style:style style:name="P13" style:family="paragraph" style:parent-style-name="Standard">
      <loext:graphic-properties draw:fill="none"/>
      <style:paragraph-properties fo:margin-top="0in" fo:margin-bottom="0in" style:contextual-spacing="false" fo:line-height="100%" fo:background-color="transparent"/>
      <style:text-properties officeooo:paragraph-rsid="001b8139"/>
    </style:style>
    <style:style style:name="P14" style:family="paragraph" style:parent-style-name="Standard" style:list-style-name="L12">
      <loext:graphic-properties draw:fill="none"/>
      <style:paragraph-properties fo:margin-top="0in" fo:margin-bottom="0in" style:contextual-spacing="false" fo:line-height="100%" fo:background-color="transparent"/>
      <style:text-properties officeooo:paragraph-rsid="001b8139"/>
    </style:style>
    <style:style style:name="P15" style:family="paragraph" style:parent-style-name="Standard" style:list-style-name="L12" style:master-page-name="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style:page-number="auto" fo:background-color="transparent">
        <style:tab-stops>
          <style:tab-stop style:position="-0.1874in"/>
        </style:tab-stops>
      </style:paragraph-properties>
      <style:text-properties officeooo:paragraph-rsid="001b8139"/>
    </style:style>
    <style:style style:name="P16" style:family="paragraph" style:parent-style-name="Standard" style:list-style-name="L12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fo:background-color="transparent">
        <style:tab-stops>
          <style:tab-stop style:position="-0.1874in"/>
        </style:tab-stops>
      </style:paragraph-properties>
      <style:text-properties officeooo:paragraph-rsid="001b8139"/>
    </style:style>
    <style:style style:name="P17" style:family="paragraph" style:parent-style-name="Standard">
      <loext:graphic-properties draw:fill="none"/>
      <style:paragraph-properties fo:margin-left="0.25in" fo:margin-right="0.3118in" fo:orphans="0" fo:widows="0" fo:text-indent="0in" style:auto-text-indent="false" fo:background-color="transparent" text:number-lines="false" text:line-number="0"/>
      <style:text-properties fo:color="#000000" loext:opacity="100%" style:font-name="Liberation Mono" fo:font-size="10pt" fo:font-weight="normal" officeooo:paragraph-rsid="001b8139" fo:background-color="#eeeeee" style:font-size-asian="10pt" style:font-size-complex="10pt"/>
    </style:style>
    <style:style style:name="P18" style:family="paragraph" style:parent-style-name="Standard">
      <loext:graphic-properties draw:fill="none"/>
      <style:paragraph-properties fo:margin-top="0.0398in" fo:margin-bottom="0.0398in" style:contextual-spacing="false" fo:line-height="100%" fo:background-color="transparent"/>
      <style:text-properties officeooo:rsid="001ad769" officeooo:paragraph-rsid="001ad769"/>
    </style:style>
    <style:style style:name="P19" style:family="paragraph" style:parent-style-name="Standard">
      <loext:graphic-properties draw:fill="none"/>
      <style:paragraph-properties fo:margin-top="0in" fo:margin-bottom="0in" style:contextual-spacing="false" fo:line-height="100%" fo:background-color="transparent"/>
      <style:text-properties officeooo:rsid="001ad769" officeooo:paragraph-rsid="001ad769"/>
    </style:style>
    <style:style style:name="P20" style:family="paragraph" style:parent-style-name="Standard" style:list-style-name="L11">
      <loext:graphic-properties draw:fill="none"/>
      <style:paragraph-properties fo:margin-top="0in" fo:margin-bottom="0in" style:contextual-spacing="false" fo:line-height="100%" fo:background-color="transparent"/>
      <style:text-properties officeooo:rsid="001ad769" officeooo:paragraph-rsid="001ad769"/>
    </style:style>
    <style:style style:name="P21" style:family="paragraph" style:parent-style-name="Standard">
      <loext:graphic-properties draw:fill="none"/>
      <style:paragraph-properties fo:margin-top="0.0398in" fo:margin-bottom="0.0398in" style:contextual-spacing="false" fo:line-height="100%" fo:background-color="transparent"/>
      <style:text-properties officeooo:rsid="001ad769" officeooo:paragraph-rsid="001b8139"/>
    </style:style>
    <style:style style:name="P22" style:family="paragraph" style:parent-style-name="Table_20_Contents">
      <loext:graphic-properties draw:fill="none"/>
      <style:paragraph-properties fo:margin-left="0.25in" fo:margin-right="0.3118in" fo:orphans="0" fo:widows="0" fo:text-indent="0in" style:auto-text-indent="false" fo:background-color="transparent" text:number-lines="false" text:line-number="0"/>
      <style:text-properties fo:color="#000000" loext:opacity="100%" style:font-name="Liberation Mono" officeooo:paragraph-rsid="001ad769"/>
    </style:style>
    <style:style style:name="P23" style:family="paragraph" style:parent-style-name="Table_20_Contents">
      <loext:graphic-properties draw:fill="none"/>
      <style:paragraph-properties fo:margin-left="0.25in" fo:margin-right="0.1252in" fo:orphans="0" fo:widows="0" fo:text-indent="0in" style:auto-text-indent="false" fo:background-color="transparent" text:number-lines="false" text:line-number="0"/>
      <style:text-properties fo:color="#000000" loext:opacity="100%" style:font-name="Liberation Mono" officeooo:paragraph-rsid="001ad769"/>
    </style:style>
    <style:style style:name="P24" style:family="paragraph" style:parent-style-name="Table_20_Contents">
      <loext:graphic-properties draw:fill="none"/>
      <style:paragraph-properties fo:margin-left="0.25in" fo:margin-right="0.1252in" fo:orphans="0" fo:widows="0" fo:text-indent="0in" style:auto-text-indent="false" fo:background-color="transparent" text:number-lines="false" text:line-number="0"/>
      <style:text-properties fo:color="#000000" loext:opacity="100%" style:font-name="Liberation Mono" officeooo:paragraph-rsid="001b8139"/>
    </style:style>
    <style:style style:name="P25" style:family="paragraph" style:parent-style-name="Table_20_Contents">
      <loext:graphic-properties draw:fill="none"/>
      <style:paragraph-properties fo:margin-left="0.25in" fo:margin-right="0.3118in" fo:orphans="0" fo:widows="0" fo:text-indent="0in" style:auto-text-indent="false" fo:background-color="transparent" text:number-lines="false" text:line-number="0"/>
      <style:text-properties fo:color="#000000" loext:opacity="100%" style:font-name="Liberation Mono" officeooo:paragraph-rsid="001ad769" fo:background-color="#eeeeee"/>
    </style:style>
    <style:style style:name="P26" style:family="paragraph" style:parent-style-name="Table_20_Contents">
      <loext:graphic-properties draw:fill="none"/>
      <style:paragraph-properties fo:margin-left="0.25in" fo:margin-right="0.3118in" fo:orphans="0" fo:widows="0" fo:text-indent="0in" style:auto-text-indent="false" fo:background-color="transparent" text:number-lines="false" text:line-number="0"/>
      <style:text-properties fo:color="#000000" loext:opacity="100%" style:font-name="Liberation Mono" fo:font-size="10pt" fo:font-weight="normal" officeooo:paragraph-rsid="001b8139" fo:background-color="#eeeeee" style:font-size-asian="10pt" style:font-size-complex="10pt"/>
    </style:style>
    <style:style style:name="P27" style:family="paragraph" style:parent-style-name="Table_20_Contents">
      <loext:graphic-properties draw:fill="none"/>
      <style:paragraph-properties fo:margin-left="0.25in" fo:margin-right="0.3118in" fo:orphans="0" fo:widows="0" fo:text-indent="0in" style:auto-text-indent="false" fo:background-color="transparent" text:number-lines="false" text:line-number="0"/>
      <style:text-properties style:font-name="Liberation Mono" officeooo:paragraph-rsid="001ad769"/>
    </style:style>
    <style:style style:name="P28" style:family="paragraph" style:parent-style-name="Table_20_Contents">
      <loext:graphic-properties draw:fill="none"/>
      <style:paragraph-properties fo:margin-left="0in" fo:margin-right="0.3118in" fo:orphans="0" fo:widows="0" fo:text-indent="0in" style:auto-text-indent="false" fo:background-color="transparent" text:number-lines="false" text:line-number="0"/>
      <style:text-properties style:font-name="Liberation Mono" officeooo:paragraph-rsid="001ad769"/>
    </style:style>
    <style:style style:name="P29" style:family="paragraph" style:parent-style-name="Table_20_Contents">
      <loext:graphic-properties draw:fill="none"/>
      <style:paragraph-properties fo:margin-left="0.25in" fo:margin-right="0.3118in" fo:orphans="0" fo:widows="0" fo:text-indent="0in" style:auto-text-indent="false" fo:background-color="transparent" text:number-lines="false" text:line-number="0"/>
      <style:text-properties style:font-name="Liberation Mono" officeooo:paragraph-rsid="001b8139"/>
    </style:style>
    <style:style style:name="P30" style:family="paragraph" style:parent-style-name="Table_20_Contents">
      <loext:graphic-properties draw:fill="none"/>
      <style:paragraph-properties fo:margin-left="0in" fo:margin-right="0.3118in" fo:orphans="0" fo:widows="0" fo:text-indent="0in" style:auto-text-indent="false" fo:background-color="transparent" text:number-lines="false" text:line-number="0"/>
      <style:text-properties style:font-name="Liberation Mono" officeooo:paragraph-rsid="001b8139"/>
    </style:style>
    <style:style style:name="P31" style:family="paragraph" style:parent-style-name="Table_20_Contents">
      <loext:graphic-properties draw:fill="none"/>
      <style:paragraph-properties fo:margin-left="0.25in" fo:margin-right="0.3118in" fo:orphans="0" fo:widows="0" fo:text-indent="0in" style:auto-text-indent="false" fo:background-color="transparent" text:number-lines="false" text:line-number="0"/>
      <style:text-properties style:font-name="Liberation Mono" officeooo:rsid="001ad769" officeooo:paragraph-rsid="001ad769"/>
    </style:style>
    <style:style style:name="P32" style:family="paragraph" style:parent-style-name="Table_20_Contents">
      <loext:graphic-properties draw:fill="none"/>
      <style:paragraph-properties fo:margin-left="0.25in" fo:margin-right="0.3118in" fo:orphans="0" fo:widows="0" fo:text-indent="0in" style:auto-text-indent="false" fo:background-color="transparent" text:number-lines="false" text:line-number="0"/>
      <style:text-properties style:font-name="Liberation Mono" officeooo:rsid="001ad769" officeooo:paragraph-rsid="001b8139"/>
    </style:style>
    <style:style style:name="P33" style:family="paragraph" style:parent-style-name="Table_20_Contents">
      <loext:graphic-properties draw:fill="none"/>
      <style:paragraph-properties fo:margin-left="0.25in" fo:margin-right="0.0618in" fo:orphans="0" fo:widows="0" fo:text-indent="0in" style:auto-text-indent="false" fo:background-color="transparent" text:number-lines="false" text:line-number="0"/>
      <style:text-properties fo:color="#069a2e" loext:opacity="100%" style:font-name="Liberation Mono" fo:font-size="12pt" fo:font-weight="bold" officeooo:paragraph-rsid="001ad769" style:font-size-asian="12pt" style:font-weight-asian="bold" style:font-size-complex="12pt" style:font-weight-complex="bold"/>
    </style:style>
    <style:style style:name="P34" style:family="paragraph" style:parent-style-name="Table_20_Contents">
      <loext:graphic-properties draw:fill="none"/>
      <style:paragraph-properties fo:margin-left="0.25in" fo:margin-right="0.0618in" fo:orphans="0" fo:widows="0" fo:text-indent="0in" style:auto-text-indent="false" fo:background-color="transparent" text:number-lines="false" text:line-number="0"/>
      <style:text-properties fo:color="#069a2e" loext:opacity="100%" style:font-name="Liberation Mono" fo:font-size="12pt" fo:font-weight="bold" officeooo:paragraph-rsid="001b8139" style:font-size-asian="12pt" style:font-weight-asian="bold" style:font-size-complex="12pt" style:font-weight-complex="bold"/>
    </style:style>
    <style:style style:name="P35" style:family="paragraph" style:parent-style-name="Table_20_Contents">
      <loext:graphic-properties draw:fill="none"/>
      <style:paragraph-properties fo:margin-left="0.25in" fo:margin-right="0.0618in" fo:orphans="0" fo:widows="0" fo:text-indent="0in" style:auto-text-indent="false" fo:background-color="transparent" text:number-lines="false" text:line-number="0"/>
      <style:text-properties fo:color="#3faf46" loext:opacity="100%" style:font-name="Ubuntu Mono" fo:font-size="12pt" fo:font-weight="normal" officeooo:paragraph-rsid="001ad769" style:font-size-asian="12pt" style:font-weight-asian="normal" style:font-size-complex="12pt" style:font-weight-complex="normal"/>
    </style:style>
    <style:style style:name="T1" style:family="text">
      <style:text-properties fo:font-size="10pt" fo:font-style="italic" fo:font-weight="bold" style:font-size-asian="8.75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0pt" fo:font-style="italic" fo:font-weight="bold" officeooo:rsid="001ad769" style:font-size-asian="8.75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0pt" fo:font-style="italic" fo:font-weight="bold" officeooo:rsid="001b8139" style:font-size-asian="8.75pt" style:font-style-asian="italic" style:font-weight-asian="bold" style:font-size-complex="10pt" style:font-style-complex="italic" style:font-weight-complex="bold"/>
    </style:style>
    <style:style style:name="T4" style:family="text">
      <style:text-properties fo:font-size="10pt" fo:font-style="italic" officeooo:rsid="001ad769" style:font-size-asian="8.75pt" style:font-style-asian="italic" style:font-size-complex="10pt" style:font-style-complex="italic"/>
    </style:style>
    <style:style style:name="T5" style:family="text">
      <style:text-properties fo:font-size="10pt" fo:font-style="italic" officeooo:rsid="001b8139" style:font-size-asian="8.75pt" style:font-style-asian="italic" style:font-size-complex="10pt" style:font-style-complex="italic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officeooo:rsid="001ad769" style:font-size-asian="8.75pt" style:font-size-complex="10pt"/>
    </style:style>
    <style:style style:name="T8" style:family="text">
      <style:text-properties fo:font-size="10pt" officeooo:rsid="001b8139" style:font-size-asian="8.75pt" style:font-size-complex="10pt"/>
    </style:style>
    <style:style style:name="T9" style:family="text">
      <style:text-properties fo:font-size="10pt" officeooo:rsid="001ad769" fo:background-color="#eeeeee" loext:char-shading-value="0" style:font-size-asian="8.75pt" style:font-size-complex="10pt"/>
    </style:style>
    <style:style style:name="T10" style:family="text">
      <style:text-properties fo:font-size="10pt" fo:font-weight="normal" officeooo:rsid="001ad769" fo:background-color="#eeeeee" loext:char-shading-value="0" style:font-size-asian="8.75pt" style:font-size-complex="10pt"/>
    </style:style>
    <style:style style:name="T11" style:family="text">
      <style:text-properties fo:font-size="10pt" fo:font-weight="normal" officeooo:rsid="001ad769" style:font-size-asian="8.75pt" style:font-size-complex="10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weight="bold" officeooo:rsid="001ad769" fo:background-color="#ffffff" loext:char-shading-value="0" style:font-weight-asian="bold" style:font-weight-complex="bold"/>
    </style:style>
    <style:style style:name="T14" style:family="text">
      <style:text-properties fo:font-weight="bold" fo:background-color="#ffffff" loext:char-shading-value="0" style:font-weight-asian="bold" style:font-weight-complex="bold"/>
    </style:style>
    <style:style style:name="T15" style:family="text">
      <style:text-properties style:font-name="Liberation Sans" fo:font-size="11pt" officeooo:rsid="001b6086" fo:background-color="#ffffff" loext:char-shading-value="0" style:font-size-asian="11pt" style:font-size-complex="11pt"/>
    </style:style>
    <style:style style:name="T16" style:family="text">
      <style:text-properties style:font-name="Liberation Sans" fo:font-size="11pt" style:text-underline-style="solid" style:text-underline-width="auto" style:text-underline-color="font-color" fo:font-weight="normal" officeooo:rsid="001e1e18" fo:background-color="#ffffff" loext:char-shading-value="0" style:font-size-asian="11pt" style:font-weight-asian="normal" style:font-size-complex="11pt" style:font-weight-complex="normal"/>
    </style:style>
    <style:style style:name="T17" style:family="text">
      <style:text-properties style:font-name="Liberation Sans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18" style:family="text">
      <style:text-properties style:font-name="Liberation Sans" fo:font-size="11pt" fo:font-weight="normal" officeooo:rsid="001e1e18" fo:background-color="#ffffff" loext:char-shading-value="0" style:font-size-asian="11pt" style:font-weight-asian="normal" style:font-size-complex="11pt" style:font-weight-complex="normal"/>
    </style:style>
    <style:style style:name="T19" style:family="text">
      <style:text-properties style:font-name="Liberation Sans" fo:font-size="11pt" fo:font-weight="normal" officeooo:rsid="001ad769" fo:background-color="#ffffff" loext:char-shading-value="0" style:font-size-asian="11pt" style:font-weight-asian="normal" style:font-size-complex="11pt" style:font-weight-complex="normal"/>
    </style:style>
    <style:style style:name="T20" style:family="text">
      <style:text-properties style:font-name="Liberation Sans" fo:font-size="11pt" fo:font-weight="normal" officeooo:rsid="001b8139" fo:background-color="#ffffff" loext:char-shading-value="0" style:font-size-asian="11pt" style:font-weight-asian="normal" style:font-size-complex="11pt" style:font-weight-complex="normal"/>
    </style:style>
    <style:style style:name="T21" style:family="text">
      <style:text-properties style:font-name="Liberation Sans" fo:font-size="11pt" fo:font-style="italic" fo:font-weight="normal" officeooo:rsid="001ad769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style:font-name="Liberation Sans" fo:font-size="11pt" fo:font-style="normal" fo:font-weight="normal" officeooo:rsid="001ad76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Liberation Sans" fo:font-size="14pt" fo:font-weight="bold" officeooo:rsid="001ad769" fo:background-color="#ffffff" loext:char-shading-value="0" style:font-size-asian="14pt" style:font-weight-asian="bold" style:font-size-complex="14pt" style:font-weight-complex="bold"/>
    </style:style>
    <style:style style:name="T24" style:family="text">
      <style:text-properties style:font-name="Liberation Sans" fo:font-size="14pt" fo:font-weight="bold" officeooo:rsid="001b8139" fo:background-color="#ffffff" loext:char-shading-value="0" style:font-size-asian="14pt" style:font-weight-asian="bold" style:font-size-complex="14pt" style:font-weight-complex="bold"/>
    </style:style>
    <style:style style:name="T25" style:family="text">
      <style:text-properties style:font-name="Liberation Sans" fo:font-size="10pt" fo:font-style="italic" fo:font-weight="bold" officeooo:rsid="001ad76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officeooo:rsid="001ad769"/>
    </style:style>
    <style:style style:name="T27" style:family="text">
      <style:text-properties style:font-name="Ubuntu Mono" fo:font-size="11pt" fo:font-weight="normal" fo:background-color="#eeeeee" loext:char-shading-value="0" style:font-size-asian="11pt" style:font-weight-asian="normal" style:font-size-complex="11pt" style:font-weight-complex="normal"/>
    </style:style>
    <style:style style:name="T28" style:family="text">
      <style:text-properties style:font-name="Ubuntu Mono" fo:font-size="11pt" fo:font-weight="normal" officeooo:rsid="001b8139" fo:background-color="#eeeeee" loext:char-shading-value="0" style:font-size-asian="11pt" style:font-weight-asian="normal" style:font-size-complex="11pt" style:font-weight-complex="normal"/>
    </style:style>
    <style:style style:name="T29" style:family="text">
      <style:text-properties fo:color="#1e6a39" loext:opacity="100%" fo:font-size="10pt" fo:font-style="italic" fo:font-weight="bold" officeooo:rsid="001ad769" style:font-size-asian="8.75pt" style:font-style-asian="italic" style:font-weight-asian="bold" style:font-size-complex="10pt" style:font-style-complex="italic" style:font-weight-complex="bold"/>
    </style:style>
    <style:style style:name="T30" style:family="text">
      <style:text-properties fo:color="#1e6a39" loext:opacity="100%" fo:font-size="10pt" fo:font-style="italic" fo:font-weight="bold" officeooo:rsid="001b8139" style:font-size-asian="8.75pt" style:font-style-asian="italic" style:font-weight-asian="bold" style:font-size-complex="10pt" style:font-style-complex="italic" style:font-weight-complex="bold"/>
    </style:style>
    <style:style style:name="T31" style:family="text">
      <style:text-properties fo:color="#1e6a39" loext:opacity="100%" fo:font-size="10pt" fo:font-style="italic" fo:font-weight="bold" officeooo:rsid="001ad769" fo:background-color="#eeeeee" loext:char-shading-value="0" style:font-size-asian="8.75pt" style:font-style-asian="italic" style:font-weight-asian="bold" style:font-size-complex="10pt" style:font-style-complex="italic" style:font-weight-complex="bold"/>
    </style:style>
    <style:style style:name="T32" style:family="text">
      <style:text-properties fo:color="#1e6a39" loext:opacity="100%" fo:font-size="10pt" fo:font-style="italic" fo:font-weight="bold" officeooo:rsid="001b8139" fo:background-color="#eeeeee" loext:char-shading-value="0" style:font-size-asian="8.75pt" style:font-style-asian="italic" style:font-weight-asian="bold" style:font-size-complex="10pt" style:font-style-complex="italic" style:font-weight-complex="bold"/>
    </style:style>
    <style:style style:name="T33" style:family="text">
      <style:text-properties style:font-name="Liberation Mono" fo:font-size="11pt" fo:font-weight="normal" officeooo:rsid="001b8139" fo:background-color="#ffffff" loext:char-shading-value="0" style:font-size-asian="11pt" style:font-weight-asian="normal" style:font-size-complex="11pt" style:font-weight-complex="normal"/>
    </style:style>
    <style:style style:name="T34" style:family="text">
      <style:text-properties fo:color="#3faf46" loext:opacity="100%" style:font-name="Ubuntu Mono" fo:font-weight="normal" style:font-weight-asian="normal" style:font-weight-complex="normal"/>
    </style:style>
    <style:style style:name="T35" style:family="text">
      <style:text-properties fo:color="#3faf46" loext:opacity="100%" style:font-name="Ubuntu Mono" fo:font-weight="normal" officeooo:rsid="001ad769" style:font-weight-asian="normal" style:font-weight-complex="normal"/>
    </style:style>
    <style:style style:name="T36" style:family="text">
      <style:text-properties fo:color="#3faf46" loext:opacity="100%" style:font-name="Ubuntu Mono" fo:font-weight="normal" officeooo:rsid="001b8139" style:font-weight-asian="normal" style:font-weight-complex="normal"/>
    </style:style>
    <style:style style:name="T37" style:family="text">
      <style:text-properties fo:color="#3faf46" loext:opacity="100%" fo:font-size="10pt" fo:font-style="italic" fo:font-weight="bold" officeooo:rsid="001ad769" style:font-size-asian="8.75pt" style:font-style-asian="italic" style:font-weight-asian="bold" style:font-size-complex="10pt" style:font-style-complex="italic" style:font-weight-complex="bold"/>
    </style:style>
    <style:style style:name="T38" style:family="text">
      <style:text-properties fo:color="#3faf46" loext:opacity="100%" fo:font-size="10pt" fo:font-style="italic" fo:font-weight="bold" officeooo:rsid="001b8139" style:font-size-asian="8.75pt" style:font-style-asian="italic" style:font-weight-asian="bold" style:font-size-complex="10pt" style:font-style-complex="italic" style:font-weight-complex="bold"/>
    </style:style>
    <style:style style:name="T39" style:family="text">
      <style:text-properties fo:color="#000000" loext:opacity="100%" fo:font-size="10pt" fo:font-style="normal" fo:font-weight="normal" officeooo:rsid="001ad769" style:font-size-asian="8.75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fo:font-size="10pt" officeooo:rsid="001ad769" fo:background-color="#eeeeee" loext:char-shading-value="0" style:font-size-asian="8.75pt" style:font-size-complex="10pt"/>
    </style:style>
    <style:style style:name="T41" style:family="text">
      <style:text-properties fo:color="#000000" loext:opacity="100%" fo:font-size="10pt" fo:font-weight="normal" officeooo:rsid="001ad769" fo:background-color="#eeeeee" loext:char-shading-value="0" style:font-size-asian="8.75pt" style:font-size-complex="10pt"/>
    </style:style>
    <style:style style:name="T42" style:family="text">
      <style:text-properties fo:color="#000000" loext:opacity="100%" style:font-name="Liberation Sans" fo:font-size="10pt" fo:font-style="italic" fo:font-weight="bold" officeooo:rsid="001ad76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43" style:family="text">
      <style:text-properties fo:color="#000000" loext:opacity="100%" style:font-name="Liberation Sans" fo:font-size="10pt" fo:font-style="italic" fo:font-weight="bold" officeooo:rsid="001b813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44" style:family="text">
      <style:text-properties officeooo:rsid="001b8139"/>
    </style:style>
    <style:style style:name="T45" style:family="text">
      <style:text-properties style:font-name="Liberation Sans" fo:font-size="11pt" fo:font-weight="normal" officeooo:rsid="001b8139" fo:background-color="#ffffff" loext:char-shading-value="0" style:font-size-asian="11pt" style:font-weight-asian="normal" style:font-size-complex="11pt" style:font-weight-complex="normal"/>
    </style:style>
    <style:style style:name="T46" style:family="text">
      <style:text-properties officeooo:rsid="001b8139" style:font-size-asian="8.75pt"/>
    </style:style>
    <style:style style:name="T47" style:family="text">
      <style:text-properties officeooo:rsid="001ad769" style:font-size-asian="8.7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25in" fo:text-indent="-0.25in" fo:margin-left="2.792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uilding C++</text:p>
      <text:p text:style-name="P7"><text:span text:style-name="T1">Architecting systems with modern C++</text:span><text:span text:style-name="T12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Work Contracts - simple asynchronous task management</text:p>
          </table:table-cell>
          <table:table-cell table:style-name="Table1.A1" office:value-type="string">
            <text:p text:style-name="P1"/>
          </table:table-cell>
        </table:table-row>
      </table:table>
      <text:p text:style-name="P3"><text:line-break/><text:line-break/><text:line-break/><text:span text:style-name="T13">Topics</text:span><text:span text:style-name="T14">:</text:span></text:p>
      <text:list xml:id="list4807892" text:style-name="L1">
        <text:list-item>
          <text:p text:style-name="P4">BYOT - separation of threads from task management</text:p>
        </text:list-item>
        <text:list-item>
          <text:p text:style-name="P5">repeatable, long term contracts</text:p>
        </text:list-item>
        <text:list-item>
          <text:p text:style-name="P5">lockless solution</text:p>
        </text:list-item>
        <text:list-item>
          <text:p text:style-name="P5">scalable</text:p>
        </text:list-item>
        <text:list-item>
          <text:p text:style-name="P5">task destructors</text:p>
        </text:list-item>
      </text:list>
      <text:p text:style-name="P8"><text:span text:style-name="T15"><text:line-break/></text:span></text:p>
      <text:p text:style-name="P18"><text:span text:style-name="T18">W</text:span><text:span text:style-name="T17">hat is a work contract:</text:span></text:p>
      <text:p text:style-name="P18"><text:span text:style-name="T17">A repeatable long term, repeatable task which is executed asynchronously. <text:s/>Supports an optional one time ‘surrender’ task</text:span></text:p>
      <text:p text:style-name="P18"><text:span text:style-name="T17"/></text:p>
      <text:p text:style-name="P18"><text:span text:style-name="T17">work contracts are associated with a parent work contract group. <text:s/></text:span></text:p>
      <text:p text:style-name="P18"><text:span text:style-name="T17"/></text:p>
      <text:p text:style-name="P9"><text:span text:style-name="T23">Simple example #1:</text:span><text:span text:style-name="T19"><text:line-break/></text:span><text:span text:style-name="T25">The basics<text:line-break/></text:span><text:span text:style-name="T21"><text:line-break/></text:span><text:span text:style-name="T22">The following example demonstrates the basics of creating work contracts and executing them. <text:s/>However, since the main thread is both invoking and executing the work contract it is not particularly useful. <text:s/><text:line-break/><text:line-break/>Work contracts are intended to be a BYOT (bring your own threads) system. <text:s/>This design allows the user to retain complete control over which thread, which cpu and when a work contract is actually executed. </text:span><text:span text:style-name="T19"><text:line-break/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><text:line-break/><text:span text:style-name="T7">#include &lt;library/system.h&gt;</text:span></text:p>
            <text:p text:style-name="P31"><text:span text:style-name="T7">#</text:span><text:span text:style-name="T6">include &lt;iostream&gt;</text:span></text:p>
            <text:p text:style-name="P27"><text:span text:style-name="T7"/></text:p>
            <text:p text:style-name="P27"><text:span text:style-name="T7"/></text:p>
            <text:p text:style-name="P27"><text:span text:style-name="T7">int main()</text:span></text:p>
            <text:p text:style-name="P27"><text:span text:style-name="T7">{</text:span></text:p>
            <text:p text:style-name="P27"><text:span text:style-name="T7"><text:s text:c="4"/></text:span><text:span text:style-name="T29">// create a work_contract_group</text:span></text:p>
            <text:p text:style-name="P27"><text:span text:style-name="T7"><text:s text:c="4"/>static auto constexpr max_contracts = (1 &lt;&lt; 20);</text:span></text:p>
            <text:p text:style-name="P27"><text:span text:style-name="T7"><text:s text:c="4"/>bcpp::system::work_contract_group workContractGroup(max_contracts);</text:span></text:p>
            <text:p text:style-name="P27"><text:span text:style-name="T7"/></text:p>
            <text:p text:style-name="P27"><text:span text:style-name="T7"><text:s text:c="4"/></text:span><text:span text:style-name="T29">// create a work_contract</text:span></text:p>
            <text:p text:style-name="P27"><text:span text:style-name="T7"><text:s text:c="4"/>auto workContract = workContractGroup.create_contract(</text:span></text:p>
            <text:p text:style-name="P22"><text:span text:style-name="T7"><text:s text:c="9"/></text:span><text:span text:style-name="T9"><text:s text:c="3"/>[](){std::cout &lt;&lt; </text:span><text:span text:style-name="T10">"</text:span><text:span text:style-name="T9">contract executed\n</text:span><text:span text:style-name="T10">"</text:span><text:span text:style-name="T9">;},</text:span></text:p>
            <text:p text:style-name="P25"><text:span text:style-name="T7"><text:s text:c="12"/>[](){std::cout &lt;&lt; </text:span><text:span text:style-name="T11">"</text:span><text:span text:style-name="T7">contract surrendered\n</text:span><text:span text:style-name="T11">"</text:span><text:span text:style-name="T7">;});</text:span></text:p>
            <text:p text:style-name="P27"><text:span text:style-name="T7"/></text:p>
            <text:p text:style-name="P27"><text:span text:style-name="T7"><text:s text:c="4"/></text:span><text:span text:style-name="T29">// invoke the work_contract</text:span></text:p>
            <text:p text:style-name="P27"><text:span text:style-name="T7"><text:s text:c="4"/>workContract.invoke();<text:line-break/><text:line-break/> <text:s text:c="3"/></text:span><text:span text:style-name="T29">// execute invoked work_contract</text:span></text:p>
            <text:p text:style-name="P27"><text:span text:style-name="T7"><text:s text:c="4"/>workContractGroup.execute_contracts();</text:span></text:p>
            <text:p text:style-name="P28"><text:span text:style-name="T7"/></text:p>
            <text:p text:style-name="P28"><text:span text:style-name="T7"><text:s text:c="7"/></text:span><text:span text:style-name="T29">// surrender the work_contract</text:span></text:p>
            <text:p text:style-name="P28"><text:span text:style-name="T7"><text:s text:c="7"/>workContract.surrender();<text:line-break/><text:line-break/> <text:s text:c="6"/></text:span><text:span text:style-name="T29">// execute invoked work_contract</text:span></text:p>
            <text:p text:style-name="P28"><text:span text:style-name="T7"><text:s text:c="7"/>workContractGroup.execute_contracts();</text:span></text:p>
            <text:p text:style-name="P27"><text:span text:style-name="T7">}</text:span><text:line-break/></text:p>
          </table:table-cell>
        </table:table-row>
      </table:table>
      <text:p text:style-name="P18"><text:span text:style-name="T17"><text:line-break/>output:<text:line-break/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3"><text:line-break/><text:span text:style-name="T35">contract executed</text:span></text:p>
            <text:p text:style-name="P35"><text:span text:style-name="T26">contract surrendered</text:span><text:line-break/></text:p>
          </table:table-cell>
        </table:table-row>
      </table:table>
      <text:p text:style-name="P18"><text:span text:style-name="T17"/></text:p>
      <text:p text:style-name="P11"><text:span text:style-name="T23">Simple example #2: <text:s/><text:line-break/></text:span><text:span text:style-name="T25">work contracts are repeatable</text:span><text:span text:style-name="T19"><text:line-break/></text:span></text:p>
      <text:p text:style-name="P10"><text:span text:style-name="T19">Work contracts are not “tasks” in the traditional sense. <text:s/>Work contracts can be executed many times.<text:line-break/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7"><text:line-break/><text:span text:style-name="T7">#include &lt;library/system.h&gt;</text:span></text:p>
            <text:p text:style-name="P31"><text:span text:style-name="T6">#include &lt;iostream&gt;</text:span></text:p>
            <text:p text:style-name="P27"><text:span text:style-name="T7"/></text:p>
            <text:p text:style-name="P27"><text:span text:style-name="T7"/></text:p>
            <text:p text:style-name="P27"><text:span text:style-name="T7">int main()</text:span></text:p>
            <text:p text:style-name="P27"><text:span text:style-name="T7">{</text:span></text:p>
            <text:p text:style-name="P27"><text:span text:style-name="T7"><text:s text:c="4"/></text:span><text:span text:style-name="T29">// create a work_contract_group</text:span></text:p>
            <text:p text:style-name="P27"><text:span text:style-name="T7"><text:s text:c="4"/>static auto constexpr max_contracts = (1 &lt;&lt; 20);</text:span></text:p>
            <text:p text:style-name="P27"><text:span text:style-name="T7"><text:s text:c="4"/>bcpp::system::work_contract_group workContractGroup(max_contracts);</text:span></text:p>
            <text:p text:style-name="P27"><text:span text:style-name="T7"/></text:p>
            <text:p text:style-name="P27"><text:span text:style-name="T7"><text:s text:c="4"/></text:span><text:span text:style-name="T29">// create a work_contract</text:span></text:p>
            <text:p text:style-name="P27"><text:span text:style-name="T29"><text:s text:c="4"/></text:span><text:span text:style-name="T39">auto counter = 0;</text:span></text:p>
            <text:p text:style-name="P27"><text:span text:style-name="T7"><text:s text:c="4"/>auto workContract = workContractGroup.create_contract(</text:span></text:p>
            <text:p text:style-name="P23"><text:span text:style-name="T7"><text:s text:c="9"/></text:span><text:span text:style-name="T9"><text:s text:c="3"/>[&amp;](){std::cout &lt;&lt; </text:span><text:span text:style-name="T10">"</text:span><text:span text:style-name="T9">contract executed: “ &lt;&lt; ++counter &lt;&lt; </text:span><text:span text:style-name="T10">"</text:span><text:span text:style-name="T9">\n</text:span><text:span text:style-name="T10">"</text:span><text:span text:style-name="T9">;},</text:span></text:p>
            <text:p text:style-name="P25"><text:span text:style-name="T7"><text:s text:c="12"/>[](){std::cout &lt;&lt; </text:span><text:span text:style-name="T11">"</text:span><text:span text:style-name="T7">contract surrendered\n</text:span><text:span text:style-name="T11">"</text:span><text:span text:style-name="T7">;});</text:span></text:p>
            <text:p text:style-name="P27"><text:span text:style-name="T7"/></text:p>
            <text:p text:style-name="P27"><text:span text:style-name="T7"><text:s text:c="4"/>for (auto i = 0; i &lt; 5; ++i)</text:span></text:p>
            <text:p text:style-name="P27"><text:span text:style-name="T7"><text:s text:c="4"/>{</text:span></text:p>
            <text:p text:style-name="P27"><text:span text:style-name="T7"><text:s text:c="8"/></text:span><text:span text:style-name="T29">// invoke the work_contract</text:span></text:p>
            <text:p text:style-name="P27"><text:span text:style-name="T7"><text:s text:c="8"/>workContract.invoke();<text:line-break/><text:line-break/> <text:s text:c="7"/></text:span><text:span text:style-name="T29">// execute invoked work_contract</text:span></text:p>
            <text:p text:style-name="P27"><text:span text:style-name="T7"><text:s text:c="8"/>workContractGroup.execute_contracts();</text:span></text:p>
            <text:p text:style-name="P28"><text:span text:style-name="T7"><text:s text:c="7"/>}</text:span></text:p>
            <text:p text:style-name="P28"><text:span text:style-name="T7"/></text:p>
            <text:p text:style-name="P28"><text:span text:style-name="T7"><text:s text:c="7"/></text:span><text:span text:style-name="T29">// surrender the work_contract</text:span></text:p>
            <text:p text:style-name="P28"><text:span text:style-name="T7"><text:s text:c="7"/>workContract.surrender();<text:line-break/><text:line-break/> <text:s text:c="6"/></text:span><text:span text:style-name="T29">// execute invoked work_contract</text:span></text:p>
            <text:p text:style-name="P28"><text:span text:style-name="T7"><text:s text:c="7"/>workContractGroup.execute_contracts();</text:span></text:p>
            <text:p text:style-name="P27"><text:span text:style-name="T7">}</text:span><text:line-break/></text:p>
          </table:table-cell>
        </table:table-row>
      </table:table>
      <text:p text:style-name="P18"><text:span text:style-name="T17"><text:line-break/>output:<text:line-break/>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3"><text:line-break/><text:span text:style-name="T35">contract executed: 1</text:span></text:p>
            <text:p text:style-name="P33"><text:span text:style-name="T35">contract executed: 2</text:span></text:p>
            <text:p text:style-name="P33"><text:span text:style-name="T35">contract executed: 3</text:span></text:p>
            <text:p text:style-name="P33"><text:span text:style-name="T35">contract executed: 4</text:span></text:p>
            <text:p text:style-name="P33"><text:span text:style-name="T35">contract executed: 5<text:line-break/>contract surrendered</text:span><text:span text:style-name="T34"><text:line-break/></text:span></text:p>
          </table:table-cell>
        </table:table-row>
      </table:table>
      <text:p text:style-name="P18"><text:span text:style-name="T16"/></text:p>
      <text:p text:style-name="P11"><text:span text:style-name="T23">Simple example #3: <text:s/><text:line-break/></text:span><text:span text:style-name="T25">invoking an already invoked work contract does nothing</text:span><text:span text:style-name="T19"><text:line-break/></text:span></text:p>
      <text:p text:style-name="P19"><text:span text:style-name="T17">A work contract is in one of two states. <text:s/>It is either invoked or it is not. <text:s/>Once a work contract is executed this state transitions from invoked to not invoked. <text:s/>Repeated invocations of an already invoked work_contract does nothing to update its state once it is already in the invoked state.<text:line-break/><text:line-break/>The following example invokes the work contract multiple times prior to executing the work contract. <text:s/>The result is a single execution of the work function.<text:line-break/><text:line-break/>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7"><text:line-break/><text:span text:style-name="T7">#include &lt;library/system.h&gt;</text:span></text:p>
            <text:p text:style-name="P31"><text:span text:style-name="T6">#include &lt;iostream&gt;</text:span></text:p>
            <text:p text:style-name="P27"><text:span text:style-name="T7"/></text:p>
            <text:p text:style-name="P27"><text:span text:style-name="T7"/></text:p>
            <text:p text:style-name="P27"><text:span text:style-name="T7">int main()</text:span></text:p>
            <text:p text:style-name="P27"><text:span text:style-name="T7">{</text:span></text:p>
            <text:p text:style-name="P27"><text:span text:style-name="T7"><text:s text:c="4"/></text:span><text:span text:style-name="T29">// create a work_contract_group</text:span></text:p>
            <text:p text:style-name="P27"><text:span text:style-name="T7"><text:s text:c="4"/>static auto constexpr max_contracts = (1 &lt;&lt; 20);</text:span></text:p>
            <text:p text:style-name="P27"><text:span text:style-name="T7"><text:s text:c="4"/>bcpp::system::work_contract_group workContractGroup(max_contracts);</text:span></text:p>
            <text:p text:style-name="P27"><text:span text:style-name="T7"/></text:p>
            <text:p text:style-name="P27"><text:span text:style-name="T7"><text:s text:c="4"/></text:span><text:span text:style-name="T29">// create a work_contract</text:span></text:p>
            <text:p text:style-name="P27"><text:span text:style-name="T29"><text:s text:c="4"/></text:span><text:span text:style-name="T39">auto counter = 0;</text:span></text:p>
            <text:p text:style-name="P27"><text:span text:style-name="T7"><text:s text:c="4"/>auto workContract = workContractGroup.create_contract(</text:span></text:p>
            <text:p text:style-name="P23"><text:span text:style-name="T7"><text:s text:c="9"/></text:span><text:span text:style-name="T9"><text:s text:c="3"/>[&amp;](){std::cout &lt;&lt; </text:span><text:span text:style-name="T10">"</text:span><text:span text:style-name="T9">contract executed: “ &lt;&lt; ++counter &lt;&lt; </text:span><text:span text:style-name="T10">"</text:span><text:span text:style-name="T9">\n</text:span><text:span text:style-name="T10">"</text:span><text:span text:style-name="T9">;},</text:span></text:p>
            <text:p text:style-name="P25"><text:span text:style-name="T7"><text:s text:c="12"/>[](){std::cout &lt;&lt; </text:span><text:span text:style-name="T11">"</text:span><text:span text:style-name="T7">contract surrendered\n</text:span><text:span text:style-name="T11">"</text:span><text:span text:style-name="T7">;});</text:span></text:p>
            <text:p text:style-name="P27"><text:span text:style-name="T7"/></text:p>
            <text:p text:style-name="P27"><text:span text:style-name="T7"><text:s text:c="4"/>for (auto i = 0; i &lt; 5; ++i)</text:span></text:p>
            <text:p text:style-name="P27"><text:span text:style-name="T7"><text:s text:c="8"/>workContract.invoke(); <text:s/></text:span><text:span text:style-name="T29">// invoke the work_contract repeatedly</text:span></text:p>
            <text:p text:style-name="P27"><text:span text:style-name="T7"><text:line-break/> <text:s text:c="3"/></text:span><text:span text:style-name="T29">// execute invoked work_contract</text:span></text:p>
            <text:p text:style-name="P27"><text:span text:style-name="T7"><text:s text:c="4"/>workContractGroup.execute_contracts();</text:span></text:p>
            <text:p text:style-name="P28"><text:span text:style-name="T7"/></text:p>
            <text:p text:style-name="P28"><text:span text:style-name="T7"><text:s text:c="7"/></text:span><text:span text:style-name="T29">// surrender the work_contract</text:span></text:p>
            <text:p text:style-name="P28"><text:span text:style-name="T7"><text:s text:c="7"/>workContract.surrender();<text:line-break/><text:line-break/> <text:s text:c="6"/></text:span><text:span text:style-name="T29">// execute invoked work_contract</text:span></text:p>
            <text:p text:style-name="P28"><text:span text:style-name="T7"><text:s text:c="7"/>workContractGroup.execute_contracts();</text:span></text:p>
            <text:p text:style-name="P27"><text:span text:style-name="T7">}</text:span><text:line-break/></text:p>
          </table:table-cell>
        </table:table-row>
      </table:table>
      <text:p text:style-name="P18"><text:span text:style-name="T17"><text:line-break/>output:<text:line-break/>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3"><text:line-break/><text:span text:style-name="T35">contract executed: 1<text:line-break/>contract surrendered</text:span><text:span text:style-name="T34"><text:line-break/></text:span></text:p>
          </table:table-cell>
        </table:table-row>
      </table:table>
      <text:p text:style-name="P18"><text:span text:style-name="T16"/></text:p>
      <text:p text:style-name="P11"><text:span text:style-name="T23">Simple example #4: <text:s/><text:line-break/></text:span><text:span text:style-name="T42">The surrender routine:</text:span><text:span text:style-name="T19"><text:line-break/></text:span></text:p>
      <text:list xml:id="list3600910106" text:style-name="L11">
        <text:list-item>
          <text:p text:style-name="P20"><text:span text:style-name="T17">The surrender routine is executed asynchronously.</text:span></text:p>
        </text:list-item>
        <text:list-item>
          <text:p text:style-name="P20"><text:span text:style-name="T17">The surrender routine is executed exactly once.</text:span></text:p>
        </text:list-item>
        <text:list-item>
          <text:p text:style-name="P20"><text:span text:style-name="T17">Once surrendered, a work contract can no longer by invoked nor re-surrendered.</text:span></text:p>
        </text:list-item>
        <text:list-item>
          <text:p text:style-name="P20"><text:span text:style-name="T17">A work contract which is surrendered while in the invoked but non-executed state will be have its surrender routine executed next. <text:s/></text:span></text:p>
        </text:list-item>
        <text:list-item>
          <text:p text:style-name="P20"><text:span text:style-name="T17">A work contract can be explicitly surrendered via </text:span><text:span text:style-name="T27">work_contract::surrender()</text:span><text:span text:style-name="T17"> or when the work_contract goes out of scope.<text:line-break/><text:line-break/></text:span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7"><text:line-break/><text:span text:style-name="T7">#include &lt;library/system.h&gt;</text:span></text:p>
            <text:p text:style-name="P31"><text:span text:style-name="T6">#include &lt;iostream&gt;</text:span></text:p>
            <text:p text:style-name="P27"><text:span text:style-name="T7"/></text:p>
            <text:p text:style-name="P27"><text:span text:style-name="T7"/></text:p>
            <text:p text:style-name="P27"><text:span text:style-name="T7">int main()</text:span></text:p>
            <text:p text:style-name="P27"><text:span text:style-name="T7">{</text:span></text:p>
            <text:p text:style-name="P27"><text:span text:style-name="T7"><text:s text:c="4"/></text:span><text:span text:style-name="T29">// create a work_contract_group</text:span></text:p>
            <text:p text:style-name="P27"><text:span text:style-name="T7"><text:s text:c="4"/>static auto constexpr max_contracts = (1 &lt;&lt; 20);</text:span></text:p>
            <text:p text:style-name="P27"><text:span text:style-name="T7"><text:s text:c="4"/>bcpp::system::work_contract_group workContractGroup(max_contracts);</text:span></text:p>
            <text:p text:style-name="P27"><text:span text:style-name="T7"/></text:p>
            <text:p text:style-name="P27"><text:span text:style-name="T7"><text:s text:c="4"/></text:span><text:span text:style-name="T29">// create a work_contract</text:span></text:p>
            <text:p text:style-name="P27"><text:span text:style-name="T7"><text:s text:c="4"/>auto workContract = workContractGroup.create_contract(</text:span></text:p>
            <text:p text:style-name="P23"><text:span text:style-name="T7"><text:s text:c="9"/></text:span><text:span text:style-name="T9"><text:s text:c="3"/>[](){std::cout &lt;&lt; </text:span><text:span text:style-name="T10">"</text:span><text:span text:style-name="T9">contract executed\n</text:span><text:span text:style-name="T10">"</text:span><text:span text:style-name="T9">;},</text:span></text:p>
            <text:p text:style-name="P25"><text:span text:style-name="T7"><text:s text:c="12"/>[](){std::cout &lt;&lt; </text:span><text:span text:style-name="T11">"</text:span><text:span text:style-name="T7">contract surrendered\n</text:span><text:span text:style-name="T11">"</text:span><text:span text:style-name="T7">;});</text:span></text:p>
            <text:p text:style-name="P27"><text:span text:style-name="T7"/></text:p>
            <text:p text:style-name="P27"><text:span text:style-name="T29"><text:s text:c="4"/>// invoke the work_contract</text:span></text:p>
            <text:p text:style-name="P27"><text:span text:style-name="T7"><text:s text:c="4"/>workContract.invoke(); <text:s/><text:line-break/></text:span></text:p>
            <text:p text:style-name="P28"><text:span text:style-name="T7"><text:s text:c="7"/></text:span><text:span text:style-name="T29">// surrender the work_contract </text:span><text:span text:style-name="T30">before executing it</text:span></text:p>
            <text:p text:style-name="P27"><text:span text:style-name="T7"><text:s text:c="4"/>workContract.surrender();</text:span></text:p>
            <text:p text:style-name="P27"><text:span text:style-name="T7"><text:line-break/> <text:s text:c="3"/></text:span><text:span text:style-name="T29">// execute invoked work_contract</text:span></text:p>
            <text:p text:style-name="P27"><text:span text:style-name="T7"><text:s text:c="4"/>workContractGroup.execute_contracts();</text:span></text:p>
            <text:p text:style-name="P27"><text:span text:style-name="T7">}</text:span><text:line-break/></text:p>
          </table:table-cell>
        </table:table-row>
      </table:table>
      <text:p text:style-name="P18"><text:span text:style-name="T17"><text:line-break/>output:<text:line-break/>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3"><text:line-break/><text:span text:style-name="T35">contract surrendered</text:span><text:span text:style-name="T34"><text:line-break/></text:span></text:p>
          </table:table-cell>
        </table:table-row>
      </table:table>
      <text:p text:style-name="P18"><text:span text:style-name="T16"/></text:p>
      <text:p text:style-name="P12"><text:span text:style-name="T24">E</text:span><text:span text:style-name="T23">xample #</text:span><text:span text:style-name="T24">5</text:span><text:span text:style-name="T23">: <text:s/><text:line-break/></text:span><text:span text:style-name="T43">Where’s the async?!</text:span><text:span text:style-name="T19"><text:line-break/><text:line-break/></text:span><text:span text:style-name="T20">So far, for the sake of clarity, the examples have not been asynchronous. <text:s/>The work contract system is a “bring your own threads” system. <text:s/>This is done for the following reasons:</text:span></text:p>
      <text:p text:style-name="P13"><text:span text:style-name="T20"/></text:p>
      <text:list text:style-name="L12">
        <text:list-item>
          <text:p text:style-name="P14"><text:span text:style-name="T20">User can determine which threads will do the work of executing and surrendering contracts.</text:span></text:p>
        </text:list-item>
        <text:list-item>
          <text:p text:style-name="P14"><text:span text:style-name="T20">User can determine when threads will do this work</text:span></text:p>
        </text:list-item>
        <text:list-item>
          <text:p text:style-name="P14"><text:span text:style-name="T20">User can determine how many threads will do this work</text:span></text:p>
          <text:p text:style-name="P14"><text:span text:style-name="T19"/></text:p>
          <text:p text:style-name="P15"><text:span text:style-name="T20">Note: <text:s/>the work contract system is lockless and thread safe. <text:s/>Therefore more than one thread can</text:span></text:p>
          <text:p text:style-name="P16"><text:span text:style-name="T20">invoke a </text:span><text:span text:style-name="T28">work_contract_group::execute_contracts()</text:span><text:span text:style-name="T33"> </text:span><text:span text:style-name="T45">simultaneously thereby processing more than one work contract simultaneously. <text:s/></text:span></text:p>
          <text:p text:style-name="P16"><text:span text:style-name="T45"><text:line-break/>NOTE: <text:s/>A work contract’s work routine is guaranteed to be executed by only one thread at a time regardless of how many threads invoke </text:span><text:span text:style-name="T28">work_contract_group::execute_contracts()</text:span><text:span text:style-name="T33"> </text:span><text:span text:style-name="T45">simultaneously.</text:span><text:span text:style-name="T19"><text:line-break/>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9"><text:line-break/><text:span text:style-name="T7">#include &lt;library/system.h&gt;</text:span></text:p>
            <text:p text:style-name="P32"><text:span text:style-name="T6">#include &lt;iostream&gt;</text:span></text:p>
            <text:p text:style-name="P29"><text:span text:style-name="T7"/></text:p>
            <text:p text:style-name="P29"><text:span text:style-name="T7">int main()</text:span></text:p>
            <text:p text:style-name="P29"><text:span text:style-name="T7">{</text:span></text:p>
            <text:p text:style-name="P29"><text:span text:style-name="T7"><text:s text:c="4"/></text:span><text:span text:style-name="T29">// create a work_contract_group</text:span></text:p>
            <text:p text:style-name="P29"><text:span text:style-name="T7"><text:s text:c="4"/>static auto constexpr max_contracts = (1 &lt;&lt; 20);</text:span></text:p>
            <text:p text:style-name="P29"><text:span text:style-name="T7"><text:s text:c="4"/>bcpp::system::work_contract_group workContractGroup(max_contracts);</text:span></text:p>
            <text:p text:style-name="P29"><text:span text:style-name="T40"><text:line-break/></text:span><text:span text:style-name="T31"> <text:s text:c="3"/>// </text:span><text:span text:style-name="T32">create a worker thread do to the asnyc work </text:span></text:p>
            <text:p text:style-name="P17"><text:span text:style-name="T44"><text:s text:c="4"/>std::jthread workerThread([&amp;](auto const &amp; s)</text:span></text:p>
            <text:p text:style-name="P26"><text:span text:style-name="T47"><text:s text:c="12"/>{while (!</text:span><text:span text:style-name="T46">s</text:span><text:span text:style-name="T47">.stop_requested()) <text:s text:c="5"/></text:span></text:p>
            <text:p text:style-name="P26"><text:span text:style-name="T7"><text:s text:c="12"/>workContractGroup.execute_contracts();});<text:line-break/></text:span></text:p>
            <text:p text:style-name="P29"><text:span text:style-name="T7"><text:s text:c="4"/></text:span><text:span text:style-name="T29">// create a work_contract</text:span></text:p>
            <text:p text:style-name="P29"><text:span text:style-name="T7"><text:s text:c="4"/>auto workContract = workContractGroup.create_contract(</text:span></text:p>
            <text:p text:style-name="P24"><text:span text:style-name="T7"><text:s text:c="9"/></text:span><text:span text:style-name="T9"><text:s text:c="3"/>[](){std::cout &lt;&lt; </text:span><text:span text:style-name="T10">"</text:span><text:span text:style-name="T9">contract executed\n</text:span><text:span text:style-name="T10">"</text:span><text:span text:style-name="T9">;},</text:span></text:p>
            <text:p text:style-name="P29"><text:span text:style-name="T40"><text:s text:c="12"/>[](){});<text:line-break/></text:span></text:p>
            <text:p text:style-name="P29"><text:span text:style-name="T29"><text:s text:c="4"/>// invoke the work_contract</text:span></text:p>
            <text:p text:style-name="P29"><text:span text:style-name="T7"><text:s text:c="4"/>workContract.invoke(); <text:s/><text:line-break/></text:span></text:p>
            <text:p text:style-name="P30"><text:span text:style-name="T7"><text:s text:c="7"/></text:span><text:span text:style-name="T29">// </text:span><text:span text:style-name="T30">just a demo so give the worker a chance to do the work</text:span></text:p>
            <text:p text:style-name="P29"><text:span text:style-name="T7"><text:s text:c="4"/></text:span><text:span text:style-name="T8">std::this_thread::sleep_for(std::chrono::seconds(1));</text:span></text:p>
            <text:p text:style-name="P29"><text:span text:style-name="T7">}</text:span><text:line-break/></text:p>
          </table:table-cell>
        </table:table-row>
      </table:table>
      <text:p text:style-name="P21"><text:span text:style-name="T17"><text:line-break/>output:<text:line-break/>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4"><text:line-break/><text:span text:style-name="T35">contract </text:span><text:span text:style-name="T36">executed</text:span><text:span text:style-name="T34"><text:line-break/></text:span></text:p>
          </table:table-cell>
        </table:table-row>
      </table:table>
      <text:p text:style-name="P21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  <style:font-face style:name="ubuntu mono" svg:font-family="'ubuntu mono'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7:07:23.448745671</meta:creation-date>
    <dc:date>2023-08-04T18:42:21.371793521</dc:date>
    <meta:editing-duration>PT1H34M57S</meta:editing-duration>
    <meta:editing-cycles>2</meta:editing-cycles>
    <meta:generator>LibreOffice/7.5.3.2$Linux_X86_64 LibreOffice_project/50$Build-2</meta:generator>
    <meta:document-statistic meta:table-count="11" meta:image-count="0" meta:object-count="0" meta:page-count="6" meta:paragraph-count="145" meta:word-count="832" meta:character-count="6897" meta:non-whitespace-character-count="5648"/>
  </office:meta>
</office:document-meta>
</file>